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D256-U256-LR0.001" table:style-name="ta1">
        <table:shapes>
          <draw:frame draw:z-index="0" draw:style-name="gr1" draw:text-style-name="P1" svg:width="15.999cm" svg:height="8.999cm" svg:x="20.392cm" svg:y="3.021cm">
            <draw:object draw:notify-on-update-of-ranges="'ED256-U256-LR0.001'.B2:'ED256-U256-LR0.001'.B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4cm" svg:x="19.576cm" svg:y="14.025cm">
            <draw:object draw:notify-on-update-of-ranges="'ED256-U256-LR0.001'.G3:'ED256-U256-LR0.001'.G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Batch Loss</text:p>
          </table:table-cell>
          <table:table-cell table:style-name="ce1" office:value-type="string" calcext:value-type="string">
            <text:p>Val Los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59" calcext:value-type="float">
            <text:p>0.50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3416" calcext:value-type="float">
            <text:p>0.34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98" calcext:value-type="float">
            <text:p>0.319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605" calcext:value-type="float">
            <text:p>0.2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2605" calcext:value-type="float">
            <text:p>0.26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3" calcext:value-type="float">
            <text:p>0.244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878" calcext:value-type="float">
            <text:p>0.1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18" calcext:value-type="float">
            <text:p>0.2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648" calcext:value-type="float">
            <text:p>0.1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4" calcext:value-type="float">
            <text:p>0.20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494" calcext:value-type="float">
            <text:p>0.14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8" calcext:value-type="float">
            <text:p>0.187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318" calcext:value-type="float">
            <text:p>0.1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5" calcext:value-type="float">
            <text:p>0.17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1204" calcext:value-type="float">
            <text:p>0.1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8" calcext:value-type="float">
            <text:p>0.164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17" calcext:value-type="float">
            <text:p>0.151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051" calcext:value-type="float">
            <text:p>0.10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1494" calcext:value-type="float">
            <text:p>0.149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0958" calcext:value-type="float">
            <text:p>0.09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23" calcext:value-type="float">
            <text:p>0.132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927" calcext:value-type="float">
            <text:p>0.09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318" calcext:value-type="float">
            <text:p>0.13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0897" calcext:value-type="float">
            <text:p>0.08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62" calcext:value-type="float">
            <text:p>0.116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04" calcext:value-type="float">
            <text:p>0.120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832" calcext:value-type="float">
            <text:p>0.08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39" calcext:value-type="float">
            <text:p>0.103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114" calcext:value-type="float">
            <text:p>0.11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0799" calcext:value-type="float">
            <text:p>0.07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31" calcext:value-type="float">
            <text:p>0.093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781" calcext:value-type="float">
            <text:p>0.07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1051" calcext:value-type="float">
            <text:p>0.105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5" calcext:value-type="float">
            <text:p>0.08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958" calcext:value-type="float">
            <text:p>0.095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79" calcext:value-type="float">
            <text:p>0.077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739" calcext:value-type="float">
            <text:p>0.07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927" calcext:value-type="float">
            <text:p>0.092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0733" calcext:value-type="float">
            <text:p>0.0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2" calcext:value-type="float">
            <text:p>0.07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723" calcext:value-type="float">
            <text:p>0.07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897" calcext:value-type="float">
            <text:p>0.089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719" calcext:value-type="float">
            <text:p>0.07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97" calcext:value-type="float">
            <text:p>0.069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909" calcext:value-type="float">
            <text:p>0.090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33" calcext:value-type="float">
            <text:p>0.063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.0708" calcext:value-type="float">
            <text:p>0.07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832" calcext:value-type="float">
            <text:p>0.083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98" calcext:value-type="float">
            <text:p>0.059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761" calcext:value-type="float">
            <text:p>0.07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796" calcext:value-type="float">
            <text:p>0.079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0709" calcext:value-type="float">
            <text:p>0.07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68" calcext:value-type="float">
            <text:p>0.056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689" calcext:value-type="float">
            <text:p>0.06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799" calcext:value-type="float">
            <text:p>0.079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43" calcext:value-type="float">
            <text:p>0.054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781" calcext:value-type="float">
            <text:p>0.078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7" calcext:value-type="float">
            <text:p>0.051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757" calcext:value-type="float">
            <text:p>0.075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92" calcext:value-type="float">
            <text:p>0.049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749" calcext:value-type="float">
            <text:p>0.074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71" calcext:value-type="float">
            <text:p>0.047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54" calcext:value-type="float">
            <text:p>0.045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42" calcext:value-type="float">
            <text:p>0.044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733" calcext:value-type="float">
            <text:p>0.073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24" calcext:value-type="float">
            <text:p>0.042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723" calcext:value-type="float">
            <text:p>0.072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18" calcext:value-type="float">
            <text:p>0.041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719" calcext:value-type="float">
            <text:p>0.071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706" calcext:value-type="float">
            <text:p>0.070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88" calcext:value-type="float">
            <text:p>0.0388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8" calcext:value-type="float">
            <text:p>0.03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708" calcext:value-type="float">
            <text:p>0.070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84" calcext:value-type="float">
            <text:p>0.038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95" calcext:value-type="float">
            <text:p>0.069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54" calcext:value-type="float">
            <text:p>0.035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761" calcext:value-type="float">
            <text:p>0.07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54" calcext:value-type="float">
            <text:p>0.035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709" calcext:value-type="float">
            <text:p>0.0709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48" calcext:value-type="float">
            <text:p>0.034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689" calcext:value-type="float">
            <text:p>0.068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31" calcext:value-type="float">
            <text:p>0.033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729" calcext:value-type="float">
            <text:p>0.0729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straZeneca</text:p>
          </table:table-cell>
          <table:table-cell office:value-type="string" calcext:value-type="string">
            <text:p>Pfizer</text:p>
          </table:table-cell>
          <table:table-cell office:value-type="string" calcext:value-type="string">
            <text:p>Modern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26400" calcext:value-type="float">
            <text:p>326400</text:p>
          </table:table-cell>
          <table:table-cell office:value-type="float" office:value="827775" calcext:value-type="float">
            <text:p>827775</text:p>
          </table:table-cell>
          <table:table-cell office:value-type="float" office:value="73200" calcext:value-type="float">
            <text:p>7320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15200" calcext:value-type="float">
            <text:p>415200</text:p>
          </table:table-cell>
          <table:table-cell office:value-type="float" office:value="982605" calcext:value-type="float">
            <text:p>982605</text:p>
          </table:table-cell>
          <table:table-cell office:value-type="float" office:value="94800" calcext:value-type="float">
            <text:p>94800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247200" calcext:value-type="float">
            <text:p>247200</text:p>
          </table:table-cell>
          <table:table-cell office:value-type="float" office:value="175500" calcext:value-type="float">
            <text:p>1755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103200" calcext:value-type="float">
            <text:p>103200</text:p>
          </table:table-cell>
          <table:table-cell office:value-type="float" office:value="215280" calcext:value-type="float">
            <text:p>215280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31200" calcext:value-type="float">
            <text:p>31200</text:p>
          </table:table-cell>
          <table:table-cell office:value-type="float" office:value="79545" calcext:value-type="float">
            <text:p>79545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48700" calcext:value-type="float">
            <text:p>148700</text:p>
          </table:table-cell>
          <table:table-cell office:value-type="float" office:value="823680" calcext:value-type="float">
            <text:p>823680</text:p>
          </table:table-cell>
          <table:table-cell office:value-type="float" office:value="88800" calcext:value-type="float">
            <text:p>88800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139080" calcext:value-type="float">
            <text:p>139080</text:p>
          </table:table-cell>
          <table:table-cell office:value-type="float" office:value="599450" calcext:value-type="float">
            <text:p>599450</text:p>
          </table:table-cell>
          <table:table-cell office:value-type="float" office:value="26460" calcext:value-type="float">
            <text:p>26460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50400" calcext:value-type="float">
            <text:p>50400</text:p>
          </table:table-cell>
          <table:table-cell office:value-type="float" office:value="111150" calcext:value-type="float">
            <text:p>11115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96800" calcext:value-type="float">
            <text:p>196800</text:p>
          </table:table-cell>
          <table:table-cell office:value-type="float" office:value="502515" calcext:value-type="float">
            <text:p>502515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1641600" calcext:value-type="float">
            <text:p>1641600</text:p>
          </table:table-cell>
          <table:table-cell office:value-type="float" office:value="5738655" calcext:value-type="float">
            <text:p>5738655</text:p>
          </table:table-cell>
          <table:table-cell office:value-type="float" office:value="550900" calcext:value-type="float">
            <text:p>550900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102400" calcext:value-type="float">
            <text:p>2102400</text:p>
          </table:table-cell>
          <table:table-cell office:value-type="float" office:value="7595445" calcext:value-type="float">
            <text:p>7595445</text:p>
          </table:table-cell>
          <table:table-cell office:value-type="float" office:value="679200" calcext:value-type="float">
            <text:p>679200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218400" calcext:value-type="float">
            <text:p>218400</text:p>
          </table:table-cell>
          <table:table-cell office:value-type="float" office:value="949260" calcext:value-type="float">
            <text:p>949260</text:p>
          </table:table-cell>
          <table:table-cell office:value-type="float" office:value="88800" calcext:value-type="float">
            <text:p>88800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349900" calcext:value-type="float">
            <text:p>349900</text:p>
          </table:table-cell>
          <table:table-cell office:value-type="float" office:value="889200" calcext:value-type="float">
            <text:p>889200</text:p>
          </table:table-cell>
          <table:table-cell office:value-type="float" office:value="80400" calcext:value-type="float">
            <text:p>80400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2100" calcext:value-type="float">
            <text:p>12100</text:p>
          </table:table-cell>
          <table:table-cell office:value-type="float" office:value="35070" calcext:value-type="float">
            <text:p>3507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58400" calcext:value-type="float">
            <text:p>158400</text:p>
          </table:table-cell>
          <table:table-cell office:value-type="float" office:value="507780" calcext:value-type="float">
            <text:p>507780</text:p>
          </table:table-cell>
          <table:table-cell office:value-type="float" office:value="40800" calcext:value-type="float">
            <text:p>4080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512000" calcext:value-type="float">
            <text:p>1512000</text:p>
          </table:table-cell>
          <table:table-cell office:value-type="float" office:value="4546620" calcext:value-type="float">
            <text:p>4546620</text:p>
          </table:table-cell>
          <table:table-cell office:value-type="float" office:value="315600" calcext:value-type="float">
            <text:p>31560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48000" calcext:value-type="float">
            <text:p>48000</text:p>
          </table:table-cell>
          <table:table-cell office:value-type="float" office:value="37440" calcext:value-type="float">
            <text:p>3744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Licht</text:p>
          </table:table-cell>
          <table:table-cell/>
          <table:table-cell office:value-type="float" office:value="2925" calcext:value-type="float">
            <text:p>2925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5662" calcext:value-type="float">
            <text:p>45662</text:p>
          </table:table-cell>
          <table:table-cell office:value-type="float" office:value="225580" calcext:value-type="float">
            <text:p>225580</text:p>
          </table:table-cell>
          <table:table-cell office:value-type="float" office:value="21019" calcext:value-type="float">
            <text:p>2101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1600" calcext:value-type="float">
            <text:p>21600</text:p>
          </table:table-cell>
          <table:table-cell office:value-type="float" office:value="58230" calcext:value-type="float">
            <text:p>5823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700150" calcext:value-type="float">
            <text:p>700150</text:p>
          </table:table-cell>
          <table:table-cell office:value-type="float" office:value="1735110" calcext:value-type="float">
            <text:p>1735110</text:p>
          </table:table-cell>
          <table:table-cell office:value-type="float" office:value="142800" calcext:value-type="float">
            <text:p>1428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094400" calcext:value-type="float">
            <text:p>1094400</text:p>
          </table:table-cell>
          <table:table-cell office:value-type="float" office:value="3789630" calcext:value-type="float">
            <text:p>3789630</text:p>
          </table:table-cell>
          <table:table-cell office:value-type="float" office:value="310000" calcext:value-type="float">
            <text:p>31000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59200" calcext:value-type="float">
            <text:p>259200</text:p>
          </table:table-cell>
          <table:table-cell office:value-type="float" office:value="843189" calcext:value-type="float">
            <text:p>843189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337200" calcext:value-type="float">
            <text:p>337200</text:p>
          </table:table-cell>
          <table:table-cell office:value-type="float" office:value="1865880" calcext:value-type="float">
            <text:p>1865880</text:p>
          </table:table-cell>
          <table:table-cell office:value-type="float" office:value="157200" calcext:value-type="float">
            <text:p>157200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96800" calcext:value-type="float">
            <text:p>196800</text:p>
          </table:table-cell>
          <table:table-cell office:value-type="float" office:value="613080" calcext:value-type="float">
            <text:p>613080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74400" calcext:value-type="float">
            <text:p>744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056500" calcext:value-type="float">
            <text:p>1056500</text:p>
          </table:table-cell>
          <table:table-cell office:value-type="float" office:value="4045665" calcext:value-type="float">
            <text:p>4045665</text:p>
          </table:table-cell>
          <table:table-cell office:value-type="float" office:value="387600" calcext:value-type="float">
            <text:p>387600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80200" calcext:value-type="float">
            <text:p>280200</text:p>
          </table:table-cell>
          <table:table-cell office:value-type="float" office:value="948675" calcext:value-type="float">
            <text:p>948675</text:p>
          </table:table-cell>
          <table:table-cell office:value-type="float" office:value="116400" calcext:value-type="float">
            <text:p>116400</text:p>
          </table:table-cell>
        </table:table-row>
        <table:table-row table:style-name="ro1">
          <table:table-cell/>
          <table:table-cell table:style-name="ce1" table:formula="of:=SUM([.B2:.B31])" office:value-type="float" office:value="11767092" calcext:value-type="float">
            <text:p>11767092</text:p>
          </table:table-cell>
          <table:table-cell table:style-name="ce1" table:formula="of:=SUM([.C2:.C31])" office:value-type="float" office:value="38932134" calcext:value-type="float">
            <text:p>38932134</text:p>
          </table:table-cell>
          <table:table-cell table:style-name="ce1" table:formula="of:=SUM([.D2:.D31])" office:value-type="float" office:value="3471779" calcext:value-type="float">
            <text:p>34717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1T14:03:16.109873967</meta:creation-date>
    <dc:date>2021-03-11T15:35:43.725948503</dc:date>
    <meta:editing-duration>PT37M4S</meta:editing-duration>
    <meta:editing-cycles>2</meta:editing-cycles>
    <meta:generator>LibreOffice/7.1.1.2$Linux_X86_64 LibreOffice_project/dd797d330b34196606d0870aaa694e9504402ca1</meta:generator>
    <meta:document-statistic meta:table-count="2" meta:cell-count="35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ED256-U256-LR0.001'.B2:'ED256-U256-LR0.001'.B67" svg:x="0.32cm" svg:y="0.18cm" svg:width="12.508cm" svg:height="8.64cm">
          <chart:coordinate-region svg:x="1.047cm" svg:y="0.38cm" svg:width="11.781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D256-U256-LR0.001'.B2:'ED256-U256-LR0.001'.B67" chart:class="chart:line">
            <chart:data-point chart:repeated="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59">
                <text:p>0.5059</text:p>
                <draw:g>
                  <svg:desc>'ED256-U256-LR0.001'.B2:'ED256-U256-LR0.001'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59">
                <text:p>0.2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43">
                <text:p>0.2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8">
                <text:p>0.2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17">
                <text:p>0.1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42">
                <text:p>0.1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9">
                <text:p>0.1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31">
                <text:p>0.0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21">
                <text:p>0.06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98">
                <text:p>0.0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81">
                <text:p>0.0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17">
                <text:p>0.05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88">
                <text:p>0.0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48">
                <text:p>0.0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12cm" svg:y="4.203cm" style:legend-expansion="high" chart:style-name="ch2"/>
        <chart:plot-area chart:style-name="ch3" table:cell-range-address="'ED256-U256-LR0.001'.G3:'ED256-U256-LR0.001'.G35" svg:x="0.319cm" svg:y="0.18cm" svg:width="12.482cm" svg:height="8.645cm">
          <chart:coordinate-region svg:x="1.231cm" svg:y="0.379cm" svg:width="11.43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D256-U256-LR0.001'.G3:'ED256-U256-LR0.001'.G35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16">
                <text:p>0.3416</text:p>
                <draw:g>
                  <svg:desc>'ED256-U256-LR0.001'.G3:'ED256-U256-LR0.001'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05">
                <text:p>0.2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8">
                <text:p>0.1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4">
                <text:p>0.1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18">
                <text:p>0.1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4">
                <text:p>0.1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4">
                <text:p>0.1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1">
                <text:p>0.1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58">
                <text:p>0.0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27">
                <text:p>0.0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19">
                <text:p>0.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95">
                <text:p>0.0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89">
                <text:p>0.0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29">
                <text:p>0.0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